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arial" svg:font-family="arial" style:font-family-generic="swiss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16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12.0299in"/>
    </style:style>
    <style:style style:name="co7" style:family="table-column">
      <style:table-column-properties fo:break-before="auto" style:column-width="15.2354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ext-properties style:font-name="ari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Total Cost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Product SKU</text:p>
          </table:table-cell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Product URL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hassis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84.9" calcext:value-type="float">
            <text:p>$84.90</text:p>
          </table:table-cell>
          <table:table-cell table:style-name="ce3" table:formula="of:=[.C2]*[.B2]" office:value-type="float" office:value="84.9" calcext:value-type="float">
            <text:p>$84.90</text:p>
          </table:table-cell>
          <table:table-cell table:style-name="ce1" office:value-type="string" calcext:value-type="string">
            <text:p>DFRobot</text:p>
          </table:table-cell>
          <table:table-cell table:style-name="ce1" office:value-type="string" calcext:value-type="string">
            <text:p>ROB0128</text:p>
          </table:table-cell>
          <table:table-cell table:style-name="ce1" office:value-type="string" calcext:value-type="string">
            <text:p>Devastator Tank Mobile Robot Platform (Metal DC Gear Motor)</text:p>
          </table:table-cell>
          <table:table-cell table:style-name="ce4" office:value-type="string" calcext:value-type="string">
            <text:p><text:a xlink:href="https://www.dfrobot.com/product-1477.html" xlink:type="simple">https://www.dfrobot.com/product-1477.html</text:a>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LIDAR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99" calcext:value-type="float">
            <text:p>$99.00</text:p>
          </table:table-cell>
          <table:table-cell table:style-name="ce3" table:formula="of:=[.C3]*[.B3]" office:value-type="float" office:value="99" calcext:value-type="float">
            <text:p>$99.00</text:p>
          </table:table-cell>
          <table:table-cell table:style-name="ce1" office:value-type="string" calcext:value-type="string">
            <text:p>DFRobot</text:p>
          </table:table-cell>
          <table:table-cell table:style-name="ce1" office:value-type="string" calcext:value-type="string">
            <text:p>DFR0315</text:p>
          </table:table-cell>
          <table:table-cell table:style-name="ce1" office:value-type="string" calcext:value-type="string">
            <text:p>RPLIDAR A1M8-R6 - 360 Degree Laser Scanner Dev. Kit</text:p>
          </table:table-cell>
          <table:table-cell table:style-name="ce4" office:value-type="string" calcext:value-type="string">
            <text:p><text:a xlink:href="https://www.dfrobot.com/product-1125.html" xlink:type="simple">https://www.dfrobot.com/product-1125.html</text:a>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otor &amp; Sensor Interface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9.95" calcext:value-type="float">
            <text:p>$39.95</text:p>
          </table:table-cell>
          <table:table-cell table:style-name="ce3" table:formula="of:=[.C4]*[.B4]" office:value-type="float" office:value="39.95" calcext:value-type="float">
            <text:p>$39.95</text:p>
          </table:table-cell>
          <table:table-cell table:style-name="ce1" office:value-type="string" calcext:value-type="string">
            <text:p>Pololu</text:p>
          </table:table-cell>
          <table:table-cell table:style-name="ce1" office:value-type="float" office:value="3119" calcext:value-type="float">
            <text:p>3119</text:p>
          </table:table-cell>
          <table:table-cell table:style-name="ce1" office:value-type="string" calcext:value-type="string">
            <text:p>A-Star 32U4 Robot Controller SV with Raspberry Pi Bridge</text:p>
          </table:table-cell>
          <table:table-cell table:style-name="ce4" office:value-type="string" calcext:value-type="string">
            <text:p><text:a xlink:href="https://www.pololu.com/product/3119" xlink:type="simple">https://www.pololu.com/product/3119</text:a>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ower Regulator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9.95" calcext:value-type="float">
            <text:p>$39.95</text:p>
          </table:table-cell>
          <table:table-cell table:style-name="ce3" table:formula="of:=[.C5]*[.B5]" office:value-type="float" office:value="39.95" calcext:value-type="float">
            <text:p>$39.95</text:p>
          </table:table-cell>
          <table:table-cell table:style-name="ce1" office:value-type="string" calcext:value-type="string">
            <text:p>Pololu</text:p>
          </table:table-cell>
          <table:table-cell table:style-name="ce1" office:value-type="float" office:value="2883" calcext:value-type="float">
            <text:p>2883</text:p>
          </table:table-cell>
          <table:table-cell table:style-name="ce1" office:value-type="string" calcext:value-type="string">
            <text:p>7.5V, 15A Step-Down Voltage Regulator D24V150F7</text:p>
          </table:table-cell>
          <table:table-cell table:style-name="ce4" office:value-type="string" calcext:value-type="string">
            <text:p><text:a xlink:href="https://www.pololu.com/product/2883" xlink:type="simple">https://www.pololu.com/product/2883</text:a>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tandoffs, Al., 11mm, x4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.39" calcext:value-type="float">
            <text:p>$1.39</text:p>
          </table:table-cell>
          <table:table-cell table:style-name="ce3" table:formula="of:=[.C6]*[.B6]" office:value-type="float" office:value="1.39" calcext:value-type="float">
            <text:p>$1.39</text:p>
          </table:table-cell>
          <table:table-cell table:style-name="ce1" office:value-type="string" calcext:value-type="string">
            <text:p>Pololu</text:p>
          </table:table-cell>
          <table:table-cell table:style-name="ce1" office:value-type="float" office:value="1952" calcext:value-type="float">
            <text:p>1952</text:p>
          </table:table-cell>
          <table:table-cell table:style-name="ce1" office:value-type="string" calcext:value-type="string">
            <text:p>Aluminum Standoff for Raspberry Pi: 11mm Length, 6mm M2.5 Thread, M-F (4-Pack)</text:p>
          </table:table-cell>
          <table:table-cell table:style-name="ce4" office:value-type="string" calcext:value-type="string">
            <text:p><text:a xlink:href="https://www.pololu.com/product/1952" xlink:type="simple">https://www.pololu.com/product/1952</text:a>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otor with Encoder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34.95" calcext:value-type="float">
            <text:p>$34.95</text:p>
          </table:table-cell>
          <table:table-cell table:style-name="ce3" table:formula="of:=[.C7]*[.B7]" office:value-type="float" office:value="69.9" calcext:value-type="float">
            <text:p>$69.90</text:p>
          </table:table-cell>
          <table:table-cell table:style-name="ce1" office:value-type="string" calcext:value-type="string">
            <text:p>Pololu</text:p>
          </table:table-cell>
          <table:table-cell table:style-name="ce1" office:value-type="float" office:value="4825" calcext:value-type="float">
            <text:p>4825</text:p>
          </table:table-cell>
          <table:table-cell table:style-name="ce1" office:value-type="string" calcext:value-type="string">
            <text:p>47:1 Metal Gearmotor 25Dx67L mm LP 6V with 48 CPR Encoder</text:p>
          </table:table-cell>
          <table:table-cell table:style-name="ce4" office:value-type="string" calcext:value-type="string">
            <text:p><text:a xlink:href="https://www.pololu.com/product/4825" xlink:type="simple">https://www.pololu.com/product/4825</text:a>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Accelerometer &amp; Gyro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1.95" calcext:value-type="float">
            <text:p>$11.95</text:p>
          </table:table-cell>
          <table:table-cell table:style-name="ce3" table:formula="of:=[.C8]*[.B8]" office:value-type="float" office:value="11.95" calcext:value-type="float">
            <text:p>$11.95</text:p>
          </table:table-cell>
          <table:table-cell table:style-name="ce1" office:value-type="string" calcext:value-type="string">
            <text:p>Pololu</text:p>
          </table:table-cell>
          <table:table-cell table:style-name="ce1" office:value-type="float" office:value="2736" calcext:value-type="float">
            <text:p>2736</text:p>
          </table:table-cell>
          <table:table-cell table:style-name="ce1" office:value-type="string" calcext:value-type="string">
            <text:p>LSM6DS33 3D Accelerometer and Gyro Carrier with Voltage Regulator</text:p>
          </table:table-cell>
          <table:table-cell table:style-name="ce4" office:value-type="string" calcext:value-type="string">
            <text:p><text:a xlink:href="https://www.pololu.com/product/2736" xlink:type="simple">https://www.pololu.com/product/2736</text:a>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Wires, 12", Dupont, x5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9.95" calcext:value-type="float">
            <text:p>$19.95</text:p>
          </table:table-cell>
          <table:table-cell table:style-name="ce3" table:formula="of:=[.C9]*[.B9]" office:value-type="float" office:value="19.95" calcext:value-type="float">
            <text:p>$19.95</text:p>
          </table:table-cell>
          <table:table-cell table:style-name="ce1" office:value-type="string" calcext:value-type="string">
            <text:p>Pololu</text:p>
          </table:table-cell>
          <table:table-cell table:style-name="ce1" office:value-type="float" office:value="1704" calcext:value-type="float">
            <text:p>1704</text:p>
          </table:table-cell>
          <table:table-cell table:style-name="ce1" office:value-type="string" calcext:value-type="string">
            <text:p>Premium Jumper Wire 50-Piece 10-Color Assortment M-F 12"</text:p>
          </table:table-cell>
          <table:table-cell table:style-name="ce4" office:value-type="string" calcext:value-type="string">
            <text:p><text:a xlink:href="https://www.pololu.com/product/1704" xlink:type="simple">https://www.pololu.com/product/1704</text:a>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in Computer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74.99" calcext:value-type="float">
            <text:p>$74.99</text:p>
          </table:table-cell>
          <table:table-cell table:style-name="ce3" table:formula="of:=[.C10]*[.B10]" office:value-type="float" office:value="74.99" calcext:value-type="float">
            <text:p>$74.99</text:p>
          </table:table-cell>
          <table:table-cell table:style-name="ce1" office:value-type="string" calcext:value-type="string">
            <text:p>Microcenter</text:p>
          </table:table-cell>
          <table:table-cell table:style-name="ce1" office:value-type="float" office:value="99788" calcext:value-type="float">
            <text:p>99788</text:p>
          </table:table-cell>
          <table:table-cell table:style-name="ce1" office:value-type="string" calcext:value-type="string">
            <text:p>Raspberry Pi 4 Model B - 8GB DDR4</text:p>
          </table:table-cell>
          <table:table-cell table:style-name="ce4" office:value-type="string" calcext:value-type="string">
            <text:p><text:a xlink:href="https://www.microcenter.com/product/622539/raspberry-pi-4-model-b-8gb-ddr4" xlink:type="simple">https://www.microcenter.com/product/622539/raspberry-pi-4-model-b-8gb-ddr4</text:a>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icro SD Card, 16GB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.99" calcext:value-type="float">
            <text:p>$3.99</text:p>
          </table:table-cell>
          <table:table-cell table:style-name="ce3" table:formula="of:=[.C11]*[.B11]" office:value-type="float" office:value="3.99" calcext:value-type="float">
            <text:p>$3.99</text:p>
          </table:table-cell>
          <table:table-cell table:style-name="ce1" office:value-type="string" calcext:value-type="string">
            <text:p>Microcenter</text:p>
          </table:table-cell>
          <table:table-cell table:style-name="ce1" office:value-type="float" office:value="415141" calcext:value-type="float">
            <text:p>415141</text:p>
          </table:table-cell>
          <table:table-cell table:style-name="ce1" office:value-type="string" calcext:value-type="string">
            <text:p>Micro Center 16GB microSDHC Card Class 10 Flash Memory Card with Adapter</text:p>
          </table:table-cell>
          <table:table-cell table:style-name="ce4" office:value-type="string" calcext:value-type="string">
            <text:p><text:a xlink:href="https://www.microcenter.com/product/486146/micro-center-micro-center-16gb-microsdhc-card-class-10-flash-memory-card-with-adapter?rf=Frequently+Bought+Together" xlink:type="simple">https://www.microcenter.com/product/486146/micro-center-micro-center-16gb-microsdhc-card-class-10-flash-memory-card-with-adapter?rf=Frequently+Bought+Together</text:a>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ight-Angle MicroUSB, L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6.99" calcext:value-type="float">
            <text:p>$6.99</text:p>
          </table:table-cell>
          <table:table-cell table:style-name="ce3" table:formula="of:=[.C12]*[.B12]" office:value-type="float" office:value="6.99" calcext:value-type="float">
            <text:p>$6.99</text:p>
          </table:table-cell>
          <table:table-cell table:style-name="ce1" office:value-type="string" calcext:value-type="string">
            <text:p>Amazon, CERRXIAN</text:p>
          </table:table-cell>
          <table:table-cell table:style-name="ce1" office:value-type="string" calcext:value-type="string">
            <text:p>‎B01N5OOYE1</text:p>
          </table:table-cell>
          <table:table-cell table:style-name="ce9" office:value-type="string" calcext:value-type="string">
            <text:p>Cerrxian 9Inch Micro USB Cable Combo Left &amp; Right Angle Micro USB 5 Pin Male to USB 2.0 Type A Left Angle Male Data Sync and Charge Cable (Black)(2-Pack) L</text:p>
          </table:table-cell>
          <table:table-cell table:style-name="ce4" office:value-type="string" calcext:value-type="string">
            <text:p><text:a xlink:href="https://www.amazon.com/gp/product/B01N5OOYE1" xlink:type="simple">https://www.amazon.com/gp/product/B01N5OOYE1</text:a>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Hook-up Wire Kit, Silicone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4.89" calcext:value-type="float">
            <text:p>$14.89</text:p>
          </table:table-cell>
          <table:table-cell table:style-name="ce3" table:formula="of:=[.C13]*[.B13]" office:value-type="float" office:value="14.89" calcext:value-type="float">
            <text:p>$14.89</text:p>
          </table:table-cell>
          <table:table-cell table:style-name="ce1" office:value-type="string" calcext:value-type="string">
            <text:p>Amazon, CBAZY</text:p>
          </table:table-cell>
          <table:table-cell table:style-name="ce1" office:value-type="string" calcext:value-type="string">
            <text:p>B073RDBW7L</text:p>
          </table:table-cell>
          <table:table-cell table:style-name="ce9" office:value-type="string" calcext:value-type="string">
            <text:p>CBAZY Hook up Wire Kit (Stranded Wire Kit) 18 Gauge Flexible Silicone Rubber Electric Wire 6 Colors 16.4 feet Each 18 AWG</text:p>
          </table:table-cell>
          <table:table-cell table:style-name="ce4" office:value-type="string" calcext:value-type="string">
            <text:p><text:a xlink:href="https://www.amazon.com/gp/product/B073RDBW7L" xlink:type="simple">https://www.amazon.com/gp/product/B073RDBW7L</text:a>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3-.50 Screw, 6mm, x14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.98" calcext:value-type="float">
            <text:p>$1.98</text:p>
          </table:table-cell>
          <table:table-cell table:style-name="ce3" table:formula="of:=[.C14]*[.B14]" office:value-type="float" office:value="1.98" calcext:value-type="float">
            <text:p>$1.98</text:p>
          </table:table-cell>
          <table:table-cell table:style-name="ce1" office:value-type="string" calcext:value-type="string">
            <text:p>Lowe's</text:p>
          </table:table-cell>
          <table:table-cell table:style-name="ce1" office:value-type="string" calcext:value-type="string">
            <text:p>755502 - 127106</text:p>
          </table:table-cell>
          <table:table-cell table:style-name="ce9" office:value-type="string" calcext:value-type="string">
            <text:p>Hillman 3mm-0.5 x 6mm Phillips-Drive Machine Screws (14-Count)</text:p>
          </table:table-cell>
          <table:table-cell table:style-name="ce4" office:value-type="string" calcext:value-type="string">
            <text:p><text:a xlink:href="https://www.lowes.com/pd/Hillman-3mm-0-5-x-6mm-Phillips-Drive-Machine-Screws-14-Count/999994824" xlink:type="simple">https://www.lowes.com/pd/Hillman-3mm-0-5-x-6mm-Phillips-Drive-Machine-Screws-14-Count/999994824</text:a>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3-.50 Nylon Nut, x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.98" calcext:value-type="float">
            <text:p>$1.98</text:p>
          </table:table-cell>
          <table:table-cell table:style-name="ce3" table:formula="of:=[.C15]*[.B15]" office:value-type="float" office:value="3.96" calcext:value-type="float">
            <text:p>$3.96</text:p>
          </table:table-cell>
          <table:table-cell table:style-name="ce1" office:value-type="string" calcext:value-type="string">
            <text:p>Lowe's</text:p>
          </table:table-cell>
          <table:table-cell table:style-name="ce1" office:value-type="string" calcext:value-type="string">
            <text:p>755490 - 127091</text:p>
          </table:table-cell>
          <table:table-cell table:style-name="ce9" office:value-type="string" calcext:value-type="string">
            <text:p>Hillman 8-Count 3mm Zinc-Plated Metric Nylon Insert Lock Nuts</text:p>
          </table:table-cell>
          <table:table-cell table:style-name="ce4" office:value-type="string" calcext:value-type="string">
            <text:p><text:a xlink:href="https://www.lowes.com/pd/Hillman-8-Count-3mm-Zinc-Plated-Metric-Nylon-Insert-Lock-Nuts/999996650" xlink:type="simple">https://www.lowes.com/pd/Hillman-8-Count-3mm-Zinc-Plated-Metric-Nylon-Insert-Lock-Nuts/999996650</text:a>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ower Switch, SPST, LED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4.99" calcext:value-type="float">
            <text:p>$4.99</text:p>
          </table:table-cell>
          <table:table-cell table:style-name="ce3" table:formula="of:=[.C16]*[.B16]" office:value-type="float" office:value="4.99" calcext:value-type="float">
            <text:p>$4.99</text:p>
          </table:table-cell>
          <table:table-cell table:style-name="ce1" office:value-type="string" calcext:value-type="string">
            <text:p>Microcenter</text:p>
          </table:table-cell>
          <table:table-cell table:style-name="ce1" office:value-type="float" office:value="30601" calcext:value-type="float">
            <text:p>30601</text:p>
          </table:table-cell>
          <table:table-cell table:style-name="ce9" office:value-type="string" calcext:value-type="string">
            <text:p>NTE Electronics Rocker Switch, Part 54-645, SPST, Integrated Red Activity LED</text:p>
          </table:table-cell>
          <table:table-cell table:style-name="ce4" office:value-type="string" calcext:value-type="string">
            <text:p><text:a xlink:href="https://www.microcenter.com/product/614931/nte-electronics-rocker-switch" xlink:type="simple">https://www.microcenter.com/product/614931/nte-electronics-rocker-switch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ttery, LiPo, 3s1p, 5000mAH 35C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7.99" calcext:value-type="float">
            <text:p>$67.99</text:p>
          </table:table-cell>
          <table:table-cell table:style-name="ce3" table:formula="of:=[.C17]*[.B17]" office:value-type="float" office:value="67.99" calcext:value-type="float">
            <text:p>$67.99</text:p>
          </table:table-cell>
          <table:table-cell office:value-type="string" calcext:value-type="string">
            <text:p>Venom Power</text:p>
          </table:table-cell>
          <table:table-cell office:value-type="float" office:value="15026" calcext:value-type="float">
            <text:p>15026</text:p>
          </table:table-cell>
          <table:table-cell table:style-name="ce10" office:value-type="string" calcext:value-type="string">
            <text:p>Venom 35C 3S 5000mAh 11.1 LiPo Battery with Universal Plug</text:p>
          </table:table-cell>
          <table:table-cell table:style-name="ce4" office:value-type="string" calcext:value-type="string">
            <text:p><text:a xlink:href="https://www.venompower.com/venom-35c-3s-5000mah-11-1v-lipo-battery-with-universal-plug-system-15026" xlink:type="simple">https://www.venompower.com/venom-35c-3s-5000mah-11-1v-lipo-battery-with-universal-plug-system-15026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ttery Voltage Alarm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0.99" calcext:value-type="float">
            <text:p>$10.99</text:p>
          </table:table-cell>
          <table:table-cell table:style-name="ce3" table:formula="of:=[.C18]*[.B18]" office:value-type="float" office:value="10.99" calcext:value-type="float">
            <text:p>$10.99</text:p>
          </table:table-cell>
          <table:table-cell office:value-type="string" calcext:value-type="string">
            <text:p>Venom Power</text:p>
          </table:table-cell>
          <table:table-cell office:value-type="float" office:value="644" calcext:value-type="float">
            <text:p>644</text:p>
          </table:table-cell>
          <table:table-cell table:style-name="ce10" office:value-type="string" calcext:value-type="string">
            <text:p>Venom Low Voltage Monitor for 2S to 8S LiPo Batteries</text:p>
          </table:table-cell>
          <table:table-cell table:style-name="ce4" office:value-type="string" calcext:value-type="string">
            <text:p><text:a xlink:href="https://www.venompower.com/venom-low-voltage-monitor-for-2s-to-8s-lipo-batteries-0644" xlink:type="simple">https://www.venompower.com/venom-low-voltage-monitor-for-2s-to-8s-lipo-batteries-0644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ttery Charger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4.99" calcext:value-type="float">
            <text:p>$34.99</text:p>
          </table:table-cell>
          <table:table-cell table:style-name="ce3" table:formula="of:=[.C19]*[.B19]" office:value-type="float" office:value="34.99" calcext:value-type="float">
            <text:p>$34.99</text:p>
          </table:table-cell>
          <table:table-cell office:value-type="string" calcext:value-type="string">
            <text:p>HobbyTown</text:p>
          </table:table-cell>
          <table:table-cell office:value-type="string" calcext:value-type="string">
            <text:p>N/A</text:p>
          </table:table-cell>
          <table:table-cell table:style-name="ce10" office:value-type="string" calcext:value-type="string">
            <text:p>Dynamite Prophet Sport Mini Multichemistry Charger (50W/4A/4S) </text:p>
          </table:table-cell>
          <table:table-cell table:style-name="ce4" office:value-type="string" calcext:value-type="string">
            <text:p><text:a xlink:href="https://www.hobbytown.com/dynamite-prophet-sport-mini-multichemistry-charger-50w-4a-4s-dync2030/p-xthxh4ha4tabg4yz" xlink:type="simple">https://www.hobbytown.com/dynamite-prophet-sport-mini-multichemistry-charger-50w-4a-4s-dync2030/p-xthxh4ha4tabg4yz</text:a>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Headers, Male, Straight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5" calcext:value-type="float">
            <text:p>$1.50</text:p>
          </table:table-cell>
          <table:table-cell table:style-name="ce3" table:formula="of:=[.C20]*[.B20]" office:value-type="float" office:value="1.5" calcext:value-type="float">
            <text:p>$1.50</text:p>
          </table:table-cell>
          <table:table-cell office:value-type="string" calcext:value-type="string">
            <text:p>Sparkfun Electronics</text:p>
          </table:table-cell>
          <table:table-cell office:value-type="string" calcext:value-type="string">
            <text:p>PRT-00116</text:p>
          </table:table-cell>
          <table:table-cell table:style-name="ce10" office:value-type="string" calcext:value-type="string">
            <text:p>Break Away Headers – Straight</text:p>
          </table:table-cell>
          <table:table-cell table:style-name="ce4" office:value-type="string" calcext:value-type="string">
            <text:p><text:a xlink:href="https://www.sparkfun.com/products/116" xlink:type="simple">https://www.sparkfun.com/products/116</text:a>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Wire Disconnects x18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6.35" calcext:value-type="float">
            <text:p>$6.35</text:p>
          </table:table-cell>
          <table:table-cell table:style-name="ce3" table:formula="of:=[.C21]*[.B21]" office:value-type="float" office:value="6.35" calcext:value-type="float">
            <text:p>$6.35</text:p>
          </table:table-cell>
          <table:table-cell table:style-name="ce1" office:value-type="string" calcext:value-type="string">
            <text:p>Lowe's</text:p>
          </table:table-cell>
          <table:table-cell table:style-name="ce1" office:value-type="string" calcext:value-type="string">
            <text:p>136071 - 770302</text:p>
          </table:table-cell>
          <table:table-cell table:style-name="ce9" office:value-type="string" calcext:value-type="string">
            <text:p>IDEAL 18-Count Disconnects Wire Connectors</text:p>
          </table:table-cell>
          <table:table-cell table:style-name="ce4" office:value-type="string" calcext:value-type="string">
            <text:p><text:a xlink:href="https://www.lowes.com/pd/IDEAL-18-Count-Disconnects-Wire-Connectors/3130409" xlink:type="simple">https://www.lowes.com/pd/IDEAL-18-Count-Disconnects-Wire-Connectors/3130409</text:a></text:p>
          </table:table-cell>
          <table:table-cell table:number-columns-repeated="1016"/>
        </table:table-row>
        <table:table-row table:style-name="ro1" table:number-rows-repeated="2">
          <table:table-cell table:style-name="ce1"/>
          <table:table-cell/>
          <table:table-cell table:style-name="ce3" table:number-columns-repeated="2"/>
          <table:table-cell table:number-columns-repeated="3"/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3"/>
          <table:table-cell table:style-name="ce4"/>
          <table:table-cell table:number-columns-repeated="1016"/>
        </table:table-row>
        <table:table-row table:style-name="ro1">
          <table:table-cell table:style-name="ce1" office:value-type="string" calcext:value-type="string">
            <text:p>Total Cost</text:p>
          </table:table-cell>
          <table:table-cell/>
          <table:table-cell table:style-name="ce3"/>
          <table:table-cell table:style-name="ce3" table:formula="of:=SUM([.D2:.D24])" office:value-type="float" office:value="600.6" calcext:value-type="float">
            <text:p>$600.6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Robot assembly also requires Wire Disconnects (typically used for home wiring; see Lowe's or Home Depot) + Crimping tool, Soldering + Male Headers, 680 Ohm 0.25W resistor for power switch LED, and shrinkwrap for all wire connections.</text:p>
          </table:table-cell>
          <table:table-cell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Robot assembly requires 3D-printed brackets which are attached to the interior and top-side of the chassis.</text:p>
          </table:table-cell>
          <table:table-cell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 table:number-rows-repeated="970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arial" svg:font-family="arial" style:font-family-generic="swiss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 style:data-style-name="N2" text:time-value="13:35:35.868229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20T14:38:12.946195246</dc:date>
    <meta:editing-duration>PT44S</meta:editing-duration>
    <meta:editing-cycles>1</meta:editing-cycles>
    <meta:document-statistic meta:table-count="1" meta:cell-count="172" meta:object-count="0"/>
  </office:meta>
</office:document-meta>
</file>